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ab2" officeooo:paragraph-rsid="00025f21"/>
    </style:style>
    <style:style style:name="P2" style:family="paragraph" style:parent-style-name="Standard">
      <style:text-properties officeooo:rsid="00025f21" officeooo:paragraph-rsid="00025f21"/>
    </style:style>
    <style:style style:name="P3" style:family="paragraph" style:parent-style-name="Standard">
      <style:text-properties officeooo:rsid="0003ab94" officeooo:paragraph-rsid="0003ab94"/>
    </style:style>
    <style:style style:name="P4" style:family="paragraph" style:parent-style-name="Standard">
      <style:text-properties officeooo:rsid="0004ec30" officeooo:paragraph-rsid="0004ec30"/>
    </style:style>
    <style:style style:name="P5" style:family="paragraph" style:parent-style-name="Standard" style:list-style-name="L1">
      <style:text-properties officeooo:rsid="00025f21" officeooo:paragraph-rsid="00025f21"/>
    </style:style>
    <style:style style:name="P6" style:family="paragraph" style:parent-style-name="Standard" style:list-style-name="L1">
      <style:text-properties officeooo:rsid="00025f21" officeooo:paragraph-rsid="0002b987"/>
    </style:style>
    <style:style style:name="P7" style:family="paragraph" style:parent-style-name="Standard" style:list-style-name="L2">
      <style:text-properties officeooo:rsid="00025f21" officeooo:paragraph-rsid="000717fd"/>
    </style:style>
    <style:style style:name="P8" style:family="paragraph" style:parent-style-name="Standard" style:list-style-name="L2">
      <style:text-properties officeooo:rsid="00025f21" officeooo:paragraph-rsid="00025f21"/>
    </style:style>
    <style:style style:name="P9" style:family="paragraph" style:parent-style-name="Standard" style:list-style-name="L4">
      <style:text-properties officeooo:rsid="00025f21" officeooo:paragraph-rsid="00025f21"/>
    </style:style>
    <style:style style:name="P10" style:family="paragraph" style:parent-style-name="Standard" style:list-style-name="L2">
      <style:text-properties officeooo:rsid="000717fd" officeooo:paragraph-rsid="000717fd"/>
    </style:style>
    <style:style style:name="P11" style:family="paragraph" style:parent-style-name="Standard" style:list-style-name="L3">
      <style:text-properties officeooo:rsid="00002ab2" officeooo:paragraph-rsid="00025f21"/>
    </style:style>
    <style:style style:name="P12" style:family="paragraph" style:parent-style-name="Standard" style:list-style-name="L4">
      <style:text-properties officeooo:rsid="000567ed" officeooo:paragraph-rsid="000567ed"/>
    </style:style>
    <style:style style:name="P13" style:family="paragraph" style:parent-style-name="Standard" style:list-style-name="L5">
      <style:text-properties officeooo:rsid="0004ec30" officeooo:paragraph-rsid="0004ec30"/>
    </style:style>
    <style:style style:name="P14" style:family="paragraph" style:parent-style-name="Standard" style:list-style-name="L1">
      <style:text-properties officeooo:rsid="0004ec30" officeooo:paragraph-rsid="0004ec30"/>
    </style:style>
    <style:style style:name="P15" style:family="paragraph" style:parent-style-name="Standard" style:list-style-name="L9">
      <style:text-properties officeooo:rsid="0004ec30" officeooo:paragraph-rsid="0004ec30"/>
    </style:style>
    <style:style style:name="P16" style:family="paragraph" style:parent-style-name="Standard" style:list-style-name="L9">
      <style:text-properties officeooo:rsid="0004ec30" officeooo:paragraph-rsid="0008b428"/>
    </style:style>
    <style:style style:name="P17" style:family="paragraph" style:parent-style-name="Standard" style:list-style-name="L9">
      <style:text-properties officeooo:rsid="0004ec30" officeooo:paragraph-rsid="00092ba7"/>
    </style:style>
    <style:style style:name="P18" style:family="paragraph" style:parent-style-name="Standard">
      <style:text-properties officeooo:rsid="0004ec30" officeooo:paragraph-rsid="0003ab94"/>
    </style:style>
    <style:style style:name="P19" style:family="paragraph" style:parent-style-name="Standard" style:list-style-name="L6">
      <style:text-properties officeooo:rsid="000590fc"/>
    </style:style>
    <style:style style:name="P20" style:family="paragraph" style:parent-style-name="Standard" style:list-style-name="L1">
      <style:text-properties officeooo:rsid="0003ab94" officeooo:paragraph-rsid="0003ab94"/>
    </style:style>
    <style:style style:name="P21" style:family="paragraph" style:parent-style-name="Standard" style:list-style-name="L7">
      <style:text-properties officeooo:rsid="0003ab94" officeooo:paragraph-rsid="0003ab94"/>
    </style:style>
    <style:style style:name="P22" style:family="paragraph" style:parent-style-name="Standard" style:list-style-name="L8">
      <style:text-properties officeooo:rsid="0003ab94" officeooo:paragraph-rsid="0003ab94"/>
    </style:style>
    <style:style style:name="P23" style:family="paragraph" style:parent-style-name="Standard" style:list-style-name="L8">
      <style:text-properties officeooo:rsid="00092ba7" officeooo:paragraph-rsid="00092ba7"/>
    </style:style>
    <style:style style:name="P24" style:family="paragraph" style:parent-style-name="Standard" style:list-style-name="L8">
      <style:text-properties officeooo:rsid="00092ba7" officeooo:paragraph-rsid="000d9618"/>
    </style:style>
    <style:style style:name="P25" style:family="paragraph" style:parent-style-name="Standard" style:list-style-name="L9">
      <style:text-properties officeooo:rsid="00092ba7" officeooo:paragraph-rsid="00092ba7"/>
    </style:style>
    <style:style style:name="P26" style:family="paragraph" style:parent-style-name="Standard" style:list-style-name="L9">
      <style:text-properties officeooo:rsid="0008b428" officeooo:paragraph-rsid="0008b428"/>
    </style:style>
    <style:style style:name="P27" style:family="paragraph" style:parent-style-name="Standard" style:list-style-name="L8">
      <style:text-properties officeooo:rsid="000d9618" officeooo:paragraph-rsid="000d9618"/>
    </style:style>
    <style:style style:name="T1" style:family="text">
      <style:text-properties officeooo:rsid="00025f21"/>
    </style:style>
    <style:style style:name="T2" style:family="text">
      <style:text-properties officeooo:rsid="00211f01"/>
    </style:style>
    <style:style style:name="T3" style:family="text">
      <style:text-properties officeooo:rsid="0003ab94"/>
    </style:style>
    <style:style style:name="T4" style:family="text">
      <style:text-properties officeooo:rsid="0008b428"/>
    </style:style>
    <style:style style:name="T5" style:family="text">
      <style:text-properties officeooo:rsid="00092ba7"/>
    </style:style>
    <style:style style:name="T6" style:family="text">
      <style:text-properties officeooo:rsid="000a06df"/>
    </style:style>
    <style:style style:name="T7" style:family="text">
      <style:text-properties officeooo:rsid="000d96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72854275007942303" text:style-name="L1">
        <text:list-item>
          <text:p text:style-name="P5">Install Ubuntu 14.04 Trusty</text:p>
        </text:list-item>
      </text:list>
      <text:list xml:id="list8551059089500052243" text:style-name="L2">
        <text:list-item>
          <text:p text:style-name="P10">Flasher auf SD-Karte installieren und in BBB SD-Slot einlegen</text:p>
        </text:list-item>
        <text:list-item>
          <text:p text:style-name="P10">Beim Starten den Boot-Knopf drücken</text:p>
        </text:list-item>
        <text:list-item>
          <text:p text:style-name="P10">nach ca. 5 minuten ist die Installation beendet</text:p>
        </text:list-item>
        <text:list-item>
          <text:p text:style-name="P7">Mögliche Probleme nach der Installation:</text:p>
          <text:list>
            <text:list-item>
              <text:p text:style-name="P8">kein sudo Möglich → Stick neu flashen und Ubuntu neu installieren</text:p>
            </text:list-item>
            <text:list-item>
              <text:p text:style-name="P8">kein Internet → /etc/resolv.conf löschen</text:p>
            </text:list-item>
          </text:list>
        </text:list-item>
      </text:list>
      <text:p text:style-name="P2"/>
      <text:list xml:id="list153734739581508" text:continue-list="list1672854275007942303" text:style-name="L1">
        <text:list-item>
          <text:p text:style-name="P5">Install ROS</text:p>
        </text:list-item>
      </text:list>
      <text:list xml:id="list5424581552193741893" text:style-name="L3">
        <text:list-item>
          <text:p text:style-name="P11"><text:a xlink:type="simple" xlink:href="http://wiki.ros.org/indigo/Installation/UbuntuARM#Installation"><text:span text:style-name="T1">http://wiki.ros.org/indigo/Installation/UbuntuARM#Installation</text:span></text:a></text:p>
        </text:list-item>
        <text:list-item>
          <text:p text:style-name="P11"><text:a xlink:type="simple" xlink:href="https://help.ubuntu.com/community/Repositories/CommandLine"><text:span text:style-name="T1">https://help.ubuntu.com/community/Repositories/CommandLine</text:span></text:a></text:p>
        </text:list-item>
      </text:list>
      <text:p text:style-name="P1"/>
      <text:list xml:id="list153734479303863" text:continue-list="list153734739581508" text:style-name="L1">
        <text:list-item>
          <text:p text:style-name="P6">Framework &amp; Workspace einrichten</text:p>
        </text:list-item>
      </text:list>
      <text:list xml:id="list3578919701373514991" text:style-name="L4">
        <text:list-item>
          <text:p text:style-name="P9"><text:a xlink:type="simple" xlink:href="https://carpenoctem.das-lab.net/mediawiki/index.php/Howto_Get_the_Framework_Running">https://carpenoctem.das-lab.net/mediawiki/index.php/Howto_Get_the_Framework_Running</text:a></text:p>
        </text:list-item>
        <text:list-item>
          <text:p text:style-name="P12"><text:span text:style-name="T3">sudo apt-get install </text:span>libcgal-dev</text:p>
        </text:list-item>
      </text:list>
      <text:p text:style-name="P2"/>
      <text:list xml:id="list153734647014193" text:continue-list="list153734479303863" text:style-name="L1">
        <text:list-item>
          <text:p text:style-name="P5">Repositories auschecken (alica, cnc_msl, supplementary)</text:p>
        </text:list-item>
      </text:list>
      <text:list xml:id="list6236666316628957695" text:style-name="L5">
        <text:list-item>
          <text:p text:style-name="P13">mit –depth 1 auschecken, da sonst zu viel Speicher gebraucht wird</text:p>
        </text:list-item>
      </text:list>
      <text:p text:style-name="P2"/>
      <text:list xml:id="list153734283075396" text:continue-list="list153734647014193" text:style-name="L1">
        <text:list-item>
          <text:p text:style-name="P5">catkin_make ausführen (dauert beim ersten Mal ca. 1 ¼ Stunde)</text:p>
        </text:list-item>
      </text:list>
      <text:list xml:id="list6482110952985422997" text:style-name="L6">
        <text:list-item>
          <text:p text:style-name="P19">mit –pkg msl_beagle_board_black</text:p>
        </text:list-item>
      </text:list>
      <text:p text:style-name="P2"/>
      <text:list xml:id="list153733254394018" text:continue-list="list153734283075396" text:style-name="L1">
        <text:list-item>
          <text:p text:style-name="P20">Device Tree Compiler installieren</text:p>
        </text:list-item>
      </text:list>
      <text:list xml:id="list6537245089813046584" text:style-name="L7">
        <text:list-item>
          <text:p text:style-name="P21">sudo apt-get install <text:span text:style-name="T2">device-tree-compiler</text:span></text:p>
        </text:list-item>
      </text:list>
      <text:p text:style-name="P3"/>
      <text:list xml:id="list153733276349739" text:continue-list="list153733254394018" text:style-name="L1">
        <text:list-item>
          <text:p text:style-name="P20">dt<text:span text:style-name="T6">b</text:span>-rebuilder clonen → eigenes Repository</text:p>
        </text:list-item>
      </text:list>
      <text:list xml:id="list6731940507340976951" text:style-name="L8">
        <text:list-item>
          <text:p text:style-name="P22">git clone -b 3.14-ti <text:a xlink:type="simple" xlink:href="https://github.com/RobertCNelson/dtb-rebuilder.git">https://github.com/RobertCNelson/dtb-rebuilder.git</text:a></text:p>
        </text:list-item>
        <text:list-item>
          <text:p text:style-name="P23">am335x-bone-robot.dtsi anlegen oder aus repo runterladen</text:p>
          <text:list>
            <text:list-item>
              <text:p text:style-name="P23">&amp;tscadc {</text:p>
            </text:list-item>
            <text:list-item>
              <text:p text:style-name="P23"><text:tab/>status = "okay";</text:p>
            </text:list-item>
            <text:list-item>
              <text:p text:style-name="P23"><text:tab/>adc {</text:p>
            </text:list-item>
            <text:list-item>
              <text:p text:style-name="P23"><text:tab/><text:tab/>ti,adc-channels = &lt;0 1 2 3 4 5 6&gt;;</text:p>
            </text:list-item>
            <text:list-item>
              <text:p text:style-name="P23"><text:tab/>};</text:p>
            </text:list-item>
            <text:list-item>
              <text:p text:style-name="P23">};</text:p>
            </text:list-item>
            <text:list-item>
              <text:p text:style-name="P27">&amp;epwmss0 {</text:p>
            </text:list-item>
            <text:list-item>
              <text:p text:style-name="P24"><text:tab/><text:span text:style-name="T7">status </text:span>= "okay";</text:p>
            </text:list-item>
            <text:list-item>
              <text:p text:style-name="P24">};</text:p>
            </text:list-item>
            <text:list-item>
              <text:p text:style-name="P23">&amp;ehrpwm0 {</text:p>
            </text:list-item>
            <text:list-item>
              <text:p text:style-name="P23"><text:tab/>status = "okay";</text:p>
            </text:list-item>
            <text:list-item>
              <text:p text:style-name="P23">};</text:p>
            </text:list-item>
            <text:list-item>
              <text:p text:style-name="P27">&amp;epwmss1 {</text:p>
            </text:list-item>
            <text:list-item>
              <text:p text:style-name="P24"><text:tab/><text:span text:style-name="T7">status </text:span>= "okay";</text:p>
            </text:list-item>
            <text:list-item>
              <text:p text:style-name="P24">};</text:p>
            </text:list-item>
            <text:list-item>
              <text:p text:style-name="P24">&amp;ehrpwm<text:span text:style-name="T7">1</text:span> {</text:p>
            </text:list-item>
            <text:list-item>
              <text:p text:style-name="P24"><text:tab/>status = "okay";</text:p>
            </text:list-item>
            <text:list-item>
              <text:p text:style-name="P24">};</text:p>
            </text:list-item>
            <text:list-item>
              <text:p text:style-name="P24"><text:span text:style-name="T7">&amp;epwmss2 {</text:span></text:p>
            </text:list-item>
            <text:list-item>
              <text:p text:style-name="P24"><text:tab/><text:span text:style-name="T7">status </text:span>= "okay";</text:p>
            </text:list-item>
            <text:list-item>
              <text:p text:style-name="P24"><text:soft-page-break/>};</text:p>
            </text:list-item>
            <text:list-item>
              <text:p text:style-name="P24">&amp;ehrpwm<text:span text:style-name="T7">2</text:span> {</text:p>
            </text:list-item>
            <text:list-item>
              <text:p text:style-name="P24"><text:tab/>status = "okay";</text:p>
            </text:list-item>
            <text:list-item>
              <text:p text:style-name="P24">};</text:p>
            </text:list-item>
          </text:list>
        </text:list-item>
        <text:list-item>
          <text:p text:style-name="P23">make</text:p>
        </text:list-item>
        <text:list-item>
          <text:p text:style-name="P23">sudo make install</text:p>
        </text:list-item>
        <text:list-item>
          <text:p text:style-name="P23">in /boot/uEnv.txt die Zeile mit dtb= in dtb=am335x-boneblack-cnmod.dtb ändern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7:39:45.013835601</meta:creation-date>
    <dc:date>2015-08-07T15:37:32.766880106</dc:date>
    <meta:editing-duration>PT37M20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229" meta:character-count="1448" meta:non-whitespace-character-count="1306"/>
  </office:meta>
</office:document-meta>
</file>